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, 'Droid Sans Mono', monospace, monospace, 'Droid Sans Fallback'"/>
    <style:font-face style:name="DejaVu Serif1" svg:font-family="'DejaVu Serif'" style:font-family-generic="roman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7f50d" officeooo:paragraph-rsid="0017f50d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170157" officeooo:paragraph-rsid="00170157"/>
    </style:style>
    <style:style style:name="P4" style:family="paragraph" style:parent-style-name="Standard">
      <style:paragraph-properties fo:text-align="center" style:justify-single-word="false"/>
      <style:text-properties officeooo:rsid="00170157" officeooo:paragraph-rsid="00170157"/>
    </style:style>
    <style:style style:name="P5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6" style:family="paragraph" style:parent-style-name="Standard">
      <style:text-properties fo:color="#000000" style:font-name="monospace" fo:font-size="10.5pt" fo:font-weight="normal" officeooo:rsid="00170157" officeooo:paragraph-rsid="00170157" fo:background-color="#fffffe"/>
    </style:style>
    <style:style style:name="P7" style:family="paragraph" style:parent-style-name="Standard">
      <style:text-properties fo:color="#000000" style:font-name="monospace" fo:font-size="10.5pt" fo:font-weight="normal" officeooo:rsid="00184d9d" officeooo:paragraph-rsid="00170157" fo:background-color="#fffffe"/>
    </style:style>
    <style:style style:name="P8" style:family="paragraph" style:parent-style-name="Standard">
      <style:paragraph-properties style:line-height-at-least="0.198in"/>
      <style:text-properties fo:color="#000000" fo:background-color="#fffffe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text-properties officeooo:rsid="0017f50d" officeooo:paragraph-rsid="0017f50d"/>
    </style:style>
    <style:style style:name="P11" style:family="paragraph" style:parent-style-name="Standard">
      <style:paragraph-properties fo:text-align="start" style:justify-single-word="false"/>
      <style:text-properties officeooo:rsid="0017f50d" officeooo:paragraph-rsid="0017f50d"/>
    </style:style>
    <style:style style:name="P12" style:family="paragraph" style:parent-style-name="Standard">
      <style:text-properties officeooo:rsid="00184d9d" officeooo:paragraph-rsid="00170157"/>
    </style:style>
    <style:style style:name="P13" style:family="paragraph" style:parent-style-name="Standard">
      <style:text-properties officeooo:rsid="00184d9d" officeooo:paragraph-rsid="00184d9d"/>
    </style:style>
    <style:style style:name="P14" style:family="paragraph" style:parent-style-name="Standard">
      <style:text-properties officeooo:paragraph-rsid="00184d9d"/>
    </style:style>
    <style:style style:name="P15" style:family="paragraph" style:parent-style-name="Standard">
      <style:text-properties officeooo:rsid="00198930" officeooo:paragraph-rsid="00198930"/>
    </style:style>
    <style:style style:name="P16" style:family="paragraph" style:parent-style-name="Standard">
      <style:text-properties style:text-position="0% 100%" officeooo:rsid="00198930" officeooo:paragraph-rsid="00198930"/>
    </style:style>
    <style:style style:name="P17" style:family="paragraph" style:parent-style-name="Standard">
      <style:text-properties style:text-position="0% 100%" officeooo:rsid="001c235d" officeooo:paragraph-rsid="001c235d"/>
    </style:style>
    <style:style style:name="P18" style:family="paragraph" style:parent-style-name="Standard">
      <style:text-properties officeooo:rsid="001b29c1" officeooo:paragraph-rsid="001b29c1"/>
    </style:style>
    <style:style style:name="P19" style:family="paragraph" style:parent-style-name="Standard">
      <style:text-properties officeooo:rsid="001c235d" officeooo:paragraph-rsid="001c235d"/>
    </style:style>
    <style:style style:name="P20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af00db"/>
    </style:style>
    <style:style style:name="T2" style:family="text">
      <style:text-properties fo:color="#af00db" style:font-name="monospace" fo:font-size="10.5pt" fo:font-weight="normal"/>
    </style:style>
    <style:style style:name="T3" style:family="text">
      <style:text-properties fo:color="#af00db" style:font-name="monospace" fo:font-size="10.5pt" fo:font-weight="normal" fo:background-color="#fffffe" loext:char-shading-value="0"/>
    </style:style>
    <style:style style:name="T4" style:family="text">
      <style:text-properties fo:color="#000000" style:font-name="monospace" fo:font-size="10.5pt" fo:font-weight="normal" fo:background-color="#fffffe" loext:char-shading-value="0"/>
    </style:style>
    <style:style style:name="T5" style:family="text">
      <style:text-properties fo:color="#0000ff"/>
    </style:style>
    <style:style style:name="T6" style:family="text">
      <style:text-properties fo:color="#0000ff" style:font-name="monospace" fo:font-size="10.5pt" fo:font-weight="normal"/>
    </style:style>
    <style:style style:name="T7" style:family="text">
      <style:text-properties fo:color="#795e26"/>
    </style:style>
    <style:style style:name="T8" style:family="text">
      <style:text-properties fo:color="#795e26" style:font-name="monospace" fo:font-size="10.5pt" fo:font-weight="normal"/>
    </style:style>
    <style:style style:name="T9" style:family="text">
      <style:text-properties fo:color="#001080"/>
    </style:style>
    <style:style style:name="T10" style:family="text">
      <style:text-properties style:font-name="monospace" fo:font-size="10.5pt" fo:font-weight="normal"/>
    </style:style>
    <style:style style:name="T11" style:family="text">
      <style:text-properties fo:color="#09885a"/>
    </style:style>
    <style:style style:name="T12" style:family="text">
      <style:text-properties fo:color="#09885a" style:font-name="monospace" fo:font-size="10.5pt" fo:font-weight="normal"/>
    </style:style>
    <style:style style:name="T13" style:family="text">
      <style:text-properties fo:color="#a31515" style:font-name="monospace" fo:font-size="10.5pt" fo:font-weight="normal"/>
    </style:style>
    <style:style style:name="T14" style:family="text">
      <style:text-properties officeooo:rsid="00184d9d"/>
    </style:style>
    <style:style style:name="T15" style:family="text">
      <style:text-properties style:text-position="super 58%"/>
    </style:style>
    <style:style style:name="T16" style:family="text">
      <style:text-properties style:text-position="super 58%" style:font-name="Liberation Serif"/>
    </style:style>
    <style:style style:name="T17" style:family="text">
      <style:text-properties style:text-position="super 58%" officeooo:rsid="00198930"/>
    </style:style>
    <style:style style:name="T18" style:family="text">
      <style:text-properties style:text-position="super 58%" style:font-name="DejaVu Serif1"/>
    </style:style>
    <style:style style:name="T19" style:family="text">
      <style:text-properties style:text-position="super 58%" style:font-name="DejaVu Serif1" officeooo:rsid="001c235d"/>
    </style:style>
    <style:style style:name="T20" style:family="text">
      <style:text-properties style:text-position="super 58%" style:font-name="DejaVu Serif1" officeooo:rsid="001edf2c"/>
    </style:style>
    <style:style style:name="T21" style:family="text">
      <style:text-properties style:text-position="0% 100%"/>
    </style:style>
    <style:style style:name="T22" style:family="text">
      <style:text-properties style:text-position="0% 100%" style:font-name="Liberation Serif"/>
    </style:style>
    <style:style style:name="T23" style:family="text">
      <style:text-properties style:text-position="0% 100%" style:font-name="DejaVu Serif" style:font-name-asian="DejaVu Sans1" style:font-name-complex="FreeSans"/>
    </style:style>
    <style:style style:name="T24" style:family="text">
      <style:text-properties style:text-position="0% 100%" style:font-name="DejaVu Serif1"/>
    </style:style>
    <style:style style:name="T25" style:family="text">
      <style:text-properties style:text-position="0% 100%" style:font-name="DejaVu Serif1" officeooo:rsid="001c235d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style:font-name-asian="Liberation Serif" style:font-name-complex="Liberation Serif"/>
    </style:style>
    <style:style style:name="T28" style:family="text">
      <style:text-properties style:font-name="DejaVu Serif"/>
    </style:style>
    <style:style style:name="T29" style:family="text">
      <style:text-properties style:font-name="DejaVu Serif" style:font-name-asian="DejaVu Sans1" style:font-name-complex="FreeSans"/>
    </style:style>
    <style:style style:name="T30" style:family="text">
      <style:text-properties style:font-name="DejaVu Serif1"/>
    </style:style>
    <style:style style:name="T31" style:family="text">
      <style:text-properties style:font-name="DejaVu Serif1" style:font-name-asian="DejaVu Serif1" style:font-name-complex="DejaVu Serif1"/>
    </style:style>
    <style:style style:name="T32" style:family="text">
      <style:text-properties style:font-name="DejaVu Serif1" officeooo:rsid="001edf2c"/>
    </style:style>
    <style:style style:name="T33" style:family="text">
      <style:text-properties style:text-position="sub 58%" style:font-name="DejaVu Serif" style:font-name-asian="DejaVu Sans1" style:font-name-complex="Free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1 c,d,e,g</text:p>
      <text:p text:style-name="P19">c) Час выполнения = log(n – 1) * 2</text:p>
      <text:p text:style-name="P19">d) Час выполнения = 7 * n / 2</text:p>
      <text:p text:style-name="P19">e) Час выполнения = n * 2 + n * n * 2 = 2 * n * (n + 1)</text:p>
      <text:p text:style-name="P19"><text:span text:style-name="T21">g) Час выполнения = n * 2 + 2 * n * (n + 1) / 2 = n * (n + 3) </text:span></text:p>
      <text:p text:style-name="P3"/>
      <text:p text:style-name="P4">1.2 b,d,f</text:p>
      <text:p text:style-name="P3"/>
      <text:p text:style-name="P18">b) T(n) = T(n – a) + 1 = 1 + 1 * <text:span text:style-name="T30">[</text:span><text:span text:style-name="T28">x // a</text:span><text:span text:style-name="T30">]</text:span><text:span text:style-name="T28"> = </text:span><text:span text:style-name="T30">[</text:span><text:span text:style-name="T28">x // a</text:span><text:span text:style-name="T30">] + 1</text:span></text:p>
      <text:p text:style-name="P18"><text:span text:style-name="T30"/></text:p>
      <text:p text:style-name="P18"><text:span text:style-name="T30">d) T(n) = 2 * T(n – 1) + n = 4 * T(n – 2) + 2 * (n – 1) + n = 2</text:span><text:span text:style-name="T18">n</text:span><text:span text:style-name="T24"> + n * (2</text:span><text:span text:style-name="T18">n</text:span><text:span text:style-name="T24"> – 1) </text:span><text:span text:style-name="T25">+ 1 – (2</text:span><text:span text:style-name="T19">n</text:span><text:span text:style-name="T25"> – 1) = 2</text:span><text:span text:style-name="T19">n </text:span><text:span text:style-name="T25">+ 1 + (n – 1) * (2</text:span><text:span text:style-name="T19">n</text:span><text:span text:style-name="T25"> – 1)</text:span></text:p>
      <text:p text:style-name="P18"><text:span text:style-name="T25"/></text:p>
      <text:p text:style-name="P19"><text:span text:style-name="T24">f) Замена n = 2</text:span><text:span text:style-name="T18">k</text:span></text:p>
      <text:p text:style-name="P17"><text:span text:style-name="T30">T(2</text:span><text:span text:style-name="T18">k</text:span><text:span text:style-name="T30">) = 2 * T(2</text:span><text:span text:style-name="T18">k-1</text:span><text:span text:style-name="T30">) + 1 = 2</text:span><text:span text:style-name="T18">k</text:span><text:span text:style-name="T30"> + 2</text:span><text:span text:style-name="T18">k-1 </text:span><text:span text:style-name="T30">– 1 = 2</text:span><text:span text:style-name="T18">log(n) </text:span><text:span text:style-name="T30">+ 2</text:span><text:span text:style-name="T20">log</text:span><text:span text:style-name="T18">(n) – 1</text:span><text:span text:style-name="T30"> - 1</text:span></text:p>
      <text:p text:style-name="P4">1.5</text:p>
      <text:p text:style-name="P18">f(n) = <text:span text:style-name="T31">√</text:span><text:span text:style-name="T29">n <text:s/><text:tab/><text:tab/><text:tab/><text:tab/>g(n) = log(n)</text:span></text:p>
      <text:p text:style-name="P18"><text:span text:style-name="T29"/></text:p>
      <text:p text:style-name="P18"><text:span text:style-name="T29">f(n) + g(n) = O(</text:span><text:span text:style-name="T31">√</text:span><text:span text:style-name="T29">n)?</text:span></text:p>
      <text:p text:style-name="P18"><text:span text:style-name="T31"/></text:p>
      <text:p text:style-name="P18"><text:span text:style-name="T31">√</text:span><text:span text:style-name="T29">n + log(n) </text:span><text:span text:style-name="T27">≤</text:span><text:span text:style-name="T29"> C * </text:span><text:span text:style-name="T31">√</text:span><text:span text:style-name="T29">n</text:span></text:p>
      <text:p text:style-name="P18"><text:span text:style-name="T29">C = 5</text:span></text:p>
      <text:p text:style-name="P18"><text:span text:style-name="T29">log(n) </text:span><text:span text:style-name="T27">≤</text:span><text:span text:style-name="T29"> 4 * </text:span><text:span text:style-name="T31">√</text:span><text:span text:style-name="T29">n</text:span></text:p>
      <text:p text:style-name="P18"><text:span text:style-name="T29">n</text:span><text:span text:style-name="T33">0 </text:span><text:span text:style-name="T23">= 1</text:span></text:p>
      <text:p text:style-name="P18"><text:span text:style-name="T29"/></text:p>
      <text:p text:style-name="P4">1.7 b,c</text:p>
      <text:p text:style-name="P3"/>
      <text:p text:style-name="P15">b) <text:s/>T(n) = a * T(n – 1) + O(n) = a<text:span text:style-name="T15">2</text:span><text:span text:style-name="T21"> * T(n – 2) + a*O(n) + O(n) = a</text:span><text:span text:style-name="T15">3</text:span><text:span text:style-name="T21"> * T(n – 3) + a</text:span><text:span text:style-name="T15">2*</text:span><text:span text:style-name="T21">O(n) + a*O(n) + O(n) = a</text:span><text:span text:style-name="T15">n</text:span><text:span text:style-name="T21"> * O(1) + </text:span><text:span text:style-name="T22">Σa</text:span><text:span text:style-name="T16">i</text:span><text:span text:style-name="T22"> * O(n) = O(a</text:span><text:span text:style-name="T16">n</text:span><text:span text:style-name="T22">) + O(n * 1 * (a</text:span><text:span text:style-name="T16">n</text:span><text:span text:style-name="T22"> – 1) / (a – 1)) = O(a</text:span><text:span text:style-name="T16">n </text:span><text:span text:style-name="T22">* n)</text:span></text:p>
      <text:p text:style-name="P15"><text:span text:style-name="T22"/></text:p>
      <text:p text:style-name="P15"><text:span text:style-name="T22">c) Замена n = a</text:span><text:span text:style-name="T16">k</text:span></text:p>
      <text:p text:style-name="P16"><text:span text:style-name="T26">T(a</text:span><text:span text:style-name="T16">k</text:span><text:span text:style-name="T26">) = a * T(a</text:span><text:span text:style-name="T16">k-1</text:span><text:span text:style-name="T26">) + O(1) = a</text:span><text:span text:style-name="T16">2</text:span><text:span text:style-name="T26"> * T(a</text:span><text:span text:style-name="T16">k-2</text:span><text:span text:style-name="T26">) + a * O(1) + O(1) = a</text:span><text:span text:style-name="T16">k </text:span><text:span text:style-name="T26">* O(1) + Σa</text:span><text:span text:style-name="T16">i</text:span><text:span text:style-name="T26"> * O(1) = O(a</text:span><text:span text:style-name="T16">k</text:span><text:span text:style-name="T26">) + O((a</text:span><text:span text:style-name="T16">k</text:span><text:span text:style-name="T26"> – 1) / (a – 1)) = O(a</text:span><text:span text:style-name="T16">k</text:span><text:span text:style-name="T26">) = O(a</text:span><text:span text:style-name="T16">log(n)</text:span><text:span text:style-name="T26">)</text:span></text:p>
      <text:p text:style-name="P3"/>
      <text:p text:style-name="P4">1.9 c</text:p>
      <text:p text:style-name="P12"/>
      <text:p text:style-name="P7"><text:span text:style-name="T5">def</text:span> <text:span text:style-name="T7">sum_geo_progres</text:span>(<text:span text:style-name="T9">a</text:span>):</text:p>
      <text:p text:style-name="P8">    <text:span text:style-name="T2">return</text:span><text:span text:style-name="T10"> </text:span><text:span text:style-name="T12">1</text:span><text:span text:style-name="T10">. / (</text:span><text:span text:style-name="T12">1</text:span><text:span text:style-name="T10"> - a)</text:span></text:p>
      <text:p text:style-name="P12"/>
      <text:p text:style-name="P3"/>
      <text:p text:style-name="P4">1.10 c,d</text:p>
      <text:p text:style-name="P13"/>
      <text:p text:style-name="P13">c) Не возможно сделать за О(n), потому только для вычесления n<text:span text:style-name="T17">n</text:span> надо время О(n), а там ещё n таких членов, то есть код будет работать минимум О(n<text:span text:style-name="T15">2</text:span>)</text:p>
      <text:p text:style-name="P14"/>
      <text:p text:style-name="P14"><text:span text:style-name="T14">d)</text:span></text:p>
      <text:p text:style-name="P14"><text:soft-page-break/><text:span text:style-name="T3">from</text:span><text:span text:style-name="T4"> math </text:span><text:span text:style-name="T3">import</text:span><text:span text:style-name="T4"> sin</text:span></text:p>
      <text:p text:style-name="P5"><text:span text:style-name="T5">def</text:span> <text:span text:style-name="T7">sum</text:span>(<text:span text:style-name="T9">x</text:span>,<text:span text:style-name="T9">n</text:span>):</text:p>
      <text:p text:style-name="P8">    <text:span text:style-name="T10">ans = </text:span><text:span text:style-name="T12">0</text:span></text:p>
      <text:p text:style-name="P8">    <text:span text:style-name="T10">temper = </text:span><text:span text:style-name="T12">1</text:span></text:p>
      <text:p text:style-name="P8">    <text:span text:style-name="T2">for</text:span><text:span text:style-name="T10"> i </text:span><text:span text:style-name="T6">in</text:span><text:span text:style-name="T10"> </text:span><text:span text:style-name="T8">range</text:span><text:span text:style-name="T10">(n + </text:span><text:span text:style-name="T12">1</text:span><text:span text:style-name="T10">):</text:span></text:p>
      <text:p text:style-name="P8">        <text:span text:style-name="T10">ans += temper</text:span></text:p>
      <text:p text:style-name="P8">        <text:span text:style-name="T10">temper *= sin(x)</text:span></text:p>
      <text:p text:style-name="P8">    <text:span text:style-name="T2">return</text:span><text:span text:style-name="T10"> ans</text:span></text:p>
      <text:p text:style-name="P13"/>
      <text:p text:style-name="P13"/>
      <text:p text:style-name="P4">1.20</text:p>
      <text:p text:style-name="P11">КОД</text:p>
      <text:p text:style-name="P11"/>
      <text:p text:style-name="P6"><text:span text:style-name="T1">import</text:span> timeit</text:p>
      <text:p text:style-name="P9"/>
      <text:p text:style-name="P5"><text:span text:style-name="T5">def</text:span> <text:span text:style-name="T7">itr</text:span>(<text:span text:style-name="T9">x</text:span>):</text:p>
      <text:p text:style-name="P8">    <text:span text:style-name="T10">p0,p1,p2 = </text:span><text:span text:style-name="T12">1</text:span><text:span text:style-name="T10">,</text:span><text:span text:style-name="T12">1</text:span><text:span text:style-name="T10">,</text:span><text:span text:style-name="T12">1</text:span></text:p>
      <text:p text:style-name="P8">    <text:span text:style-name="T2">for</text:span><text:span text:style-name="T10"> i </text:span><text:span text:style-name="T6">in</text:span><text:span text:style-name="T10"> </text:span><text:span text:style-name="T8">range</text:span><text:span text:style-name="T10">(</text:span><text:span text:style-name="T12">1</text:span><text:span text:style-name="T10">,x + </text:span><text:span text:style-name="T12">1</text:span><text:span text:style-name="T10">):</text:span></text:p>
      <text:p text:style-name="P8">        <text:span text:style-name="T10">p0, p1, p2 = p1, p2, p2 + p1</text:span></text:p>
      <text:p text:style-name="P8">    <text:span text:style-name="T2">return</text:span><text:span text:style-name="T10"> p0</text:span></text:p>
      <text:p text:style-name="P9"/>
      <text:p text:style-name="P5"><text:span text:style-name="T5">def</text:span> <text:span text:style-name="T7">time_itr</text:span>(<text:span text:style-name="T9">x</text:span>):</text:p>
      <text:p text:style-name="P8">    <text:span text:style-name="T10">a = timeit.default_timer()</text:span></text:p>
      <text:p text:style-name="P8">    <text:span text:style-name="T10">itr(x)</text:span></text:p>
      <text:p text:style-name="P8">    <text:span text:style-name="T8">print</text:span><text:span text:style-name="T10">(</text:span><text:span text:style-name="T13">"itr! n = {} -&gt; time = {}"</text:span><text:span text:style-name="T10">.</text:span><text:span text:style-name="T8">format</text:span><text:span text:style-name="T10">(x, timeit.default_timer() - a))</text:span></text:p>
      <text:p text:style-name="P9"/>
      <text:p text:style-name="P5"><text:span text:style-name="T5">def</text:span> <text:span text:style-name="T7">rec</text:span>(<text:span text:style-name="T9">x</text:span>):</text:p>
      <text:p text:style-name="P8">    <text:span text:style-name="T2">if</text:span><text:span text:style-name="T10"> x &lt;= </text:span><text:span text:style-name="T12">2</text:span><text:span text:style-name="T10">:</text:span></text:p>
      <text:p text:style-name="P8">        <text:span text:style-name="T2">return</text:span><text:span text:style-name="T10"> </text:span><text:span text:style-name="T12">1</text:span></text:p>
      <text:p text:style-name="P8">    <text:span text:style-name="T2">return</text:span><text:span text:style-name="T10"> rec(x - </text:span><text:span text:style-name="T12">3</text:span><text:span text:style-name="T10">) + rec(x - </text:span><text:span text:style-name="T12">1</text:span><text:span text:style-name="T10">)</text:span></text:p>
      <text:p text:style-name="P9"/>
      <text:p text:style-name="P5"><text:span text:style-name="T5">def</text:span> <text:span text:style-name="T7">time_rec</text:span>(<text:span text:style-name="T9">x</text:span>):</text:p>
      <text:p text:style-name="P8">    <text:span text:style-name="T10">a = timeit.default_timer()</text:span></text:p>
      <text:p text:style-name="P8">    <text:span text:style-name="T10">rec(x)</text:span></text:p>
      <text:p text:style-name="P8">    <text:span text:style-name="T8">print</text:span><text:span text:style-name="T10">(</text:span><text:span text:style-name="T13">"rec! n = {} -&gt; time = {}"</text:span><text:span text:style-name="T10">.</text:span><text:span text:style-name="T8">format</text:span><text:span text:style-name="T10">(x, timeit.default_timer() - a))</text:span></text:p>
      <text:p text:style-name="P20"/>
      <text:p text:style-name="P5">time_itr(<text:span text:style-name="T11">10</text:span>)</text:p>
      <text:p text:style-name="P5">time_rec(<text:span text:style-name="T11">10</text:span>)</text:p>
      <text:p text:style-name="P5">time_itr(<text:span text:style-name="T11">20</text:span>)</text:p>
      <text:p text:style-name="P5">time_rec(<text:span text:style-name="T11">20</text:span>)</text:p>
      <text:p text:style-name="P5">time_itr(<text:span text:style-name="T11">50</text:span>)</text:p>
      <text:p text:style-name="P5">time_rec(<text:span text:style-name="T11">50</text:span>)</text:p>
      <text:p text:style-name="P3"/>
      <text:p text:style-name="P3"/>
      <text:p text:style-name="P10">Вывод данных:</text:p>
      <text:p text:style-name="P10"/>
      <text:p text:style-name="P1">itr! n = 10 -&gt; time = 4.234000016367645e-06</text:p>
      <text:p text:style-name="Preformatted_20_Text"><text:soft-page-break/>rec! n = 10 -&gt; time = 9.133999981258967e-06</text:p>
      <text:p text:style-name="Preformatted_20_Text">itr! n = 20 -&gt; time = 4.0510000189897255e-06</text:p>
      <text:p text:style-name="Preformatted_20_Text">rec! n = 20 -&gt; time = 0.0002648380000209727</text:p>
      <text:p text:style-name="Preformatted_20_Text">itr! n = 50 -&gt; time = 5.264999970222561e-06</text:p>
      <text:p text:style-name="P2">rec! n = 50 -&gt; time = 25.196847131000027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, 'Droid Sans Mono', monospace, monospace, 'Droid Sans Fallback'"/>
    <style:font-face style:name="DejaVu Serif1" svg:font-family="'DejaVu Serif'" style:font-family-generic="roman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20:01:50.855457048</meta:creation-date>
    <dc:date>2020-02-19T20:57:27.984065570</dc:date>
    <meta:editing-duration>PT13M55S</meta:editing-duration>
    <meta:editing-cycles>3</meta:editing-cycles>
    <meta:generator>LibreOffice/6.3.4.2.0$Linux_X86_64 LibreOffice_project/30$Build-2</meta:generator>
    <meta:document-statistic meta:table-count="0" meta:image-count="0" meta:object-count="0" meta:page-count="3" meta:paragraph-count="68" meta:word-count="477" meta:character-count="2058" meta:non-whitespace-character-count="1527"/>
  </office:meta>
</office:document-meta>
</file>